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2" style:family="paragraph" style:parent-style-name="Standard">
      <style:text-properties fo:color="#000000" style:font-name="Verdana1" style:text-underline-style="none" fo:font-weight="normal" style:font-weight-asian="normal" style:font-weight-complex="normal"/>
    </style:style>
    <style:style style:name="T1" style:family="text">
      <style:text-properties fo:color="#800080" style:font-name="Verdana1" fo:font-size="14pt"/>
    </style:style>
    <style:style style:name="T2" style:family="text">
      <style:text-properties fo:color="#800080" style:font-name="Verdana1" fo:font-size="14pt" style:text-underline-style="solid" style:text-underline-width="auto" style:text-underline-color="font-color"/>
    </style:style>
    <style:style style:name="T3" style:family="text">
      <style:text-properties fo:color="#800080" style:font-name="Verdana1" fo:font-size="14pt" style:text-underline-style="solid" style:text-underline-width="auto" style:text-underline-color="font-color" fo:font-weight="bold"/>
    </style:style>
    <style:style style:name="T4" style:family="text">
      <style:text-properties style:font-name="Verdana1"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Leftover Oatmeal Muffins</text:span> </text:p>
      <text:p text:style-name="P1"/>
      <text:p text:style-name="P1">(pic)</text:p>
      <text:p text:style-name="P1"/>
      <text:p text:style-name="P2">1 cup leftover, cooked oatmeal<text:line-break/>¾ c milk<text:line-break/>1 egg<text:line-break/>2 T melted butter<text:line-break/>2 T real maple syrup (or honey)<text:line-break/>1 ½ c whole wheat pastry flour (if using freshly ground flour pack the cups slightly with flour)<text:line-break/>1 ½ T baking powder<text:line-break/>½ t salt<text:line-break/><text:line-break/>In a small bowl combine leftover oatmeal and milk; using a wire whisk if needed so there are no clumps of oatmeal. Add egg and mix well. Add melted butter and maple syrup (or honey) and mix well. <text:line-break/><text:line-break/>In a large bowl combine ww pastry flour, baking powder and salt. Add milk/oatmeal mixture and mix until combined being careful not to over mix. Divide batter in a muffin pan that has been sprayed with a non-stick spray. Fill the muffin cups ¾ full. <text:line-break/><text:line-break/>Bake at 400 for 20 to 25 minutes. <text:line-break/><text:line-break/>Goes great with soup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37:58.07</meta:creation-date>
    <meta:document-statistic meta:table-count="0" meta:image-count="0" meta:object-count="0" meta:page-count="1" meta:paragraph-count="3" meta:word-count="146" meta:character-count="760"/>
    <dc:date>2017-05-05T18:39:16.04</dc:date>
    <dc:creator>Crystal Miller</dc:creator>
    <meta:editing-duration>PT1M18S</meta:editing-duration>
    <meta:editing-cycles>1</meta:editing-cycles>
    <meta:generator>OpenOffice/4.1.1$Win32 OpenOffice.org_project/411m6$Build-9775</meta:generator>
  </office:meta>
</office:document-meta>
</file>